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9-2014</text:p>
      <text:p text:style-name="P44"><text:span text:style-name="T5">Maturín, </text:span><text:span text:style-name="Fuente_20_de_20_párrafo_20_predeter."><text:span text:style-name="T3">08</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4-2014</text:span><text:span text:style-name="T14"> </text:span><text:span text:style-name="T8">DE FECHA 04-09-2014</text:span></text:p>
      <text:p text:style-name="P36"/>
      <text:p text:style-name="P29"><text:span text:style-name="T8">OBJETO: </text:span><text:span text:style-name="T9">ADQUISICIÓN DE AMORTIGUADORES TRASEROS, DELANTEROS Y KIT DE CADENA DE TIEMPO PARA VEHICULO  GRAND VITARA, AMORTIGUADORES DELANTEROS PARA LUV D MAX, PERTENECIENTES Y DE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UTO REPUESTOS LA GANGA, C.A<text:line-break/>- Oferta "B": PEROZO MOTORS, C.A.<text:line-break/>- Oferta "C": THAPON CAR SHOP,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UTO REPUESTOS LA GANGA, C.A</text:span></text:p>
          </table:table-cell>
          <table:table-cell table:style-name="Tabla3.A3" office:value-type="string">
            <text:p text:style-name="P49">Oferta mas Economica<text:line-break/><text:line-break/>Monto oferta "A"</text:p>
          </table:table-cell>
          <table:table-cell table:style-name="Tabla3.A3" office:value-type="string">
            <text:p text:style-name="P49">38.605,22<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PEROZO MOTORS, C.A.</text:span></text:p>
          </table:table-cell>
          <table:table-cell table:style-name="Tabla3.A3" office:value-type="string">
            <text:p text:style-name="P49">Oferta mas Economica<text:line-break/><text:line-break/>Monto oferta "B"</text:p>
          </table:table-cell>
          <table:table-cell table:style-name="Tabla3.A3" office:value-type="string">
            <text:p text:style-name="P49">38.605,22<text:line-break/><text:line-break/><text:line-break/>38.605,22</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THAPON CAR SHOP,C.A</text:span></text:p>
          </table:table-cell>
          <table:table-cell table:style-name="Tabla3.A3" office:value-type="string">
            <text:p text:style-name="P49">Oferta mas Economica<text:line-break/><text:line-break/>Monto oferta "C"</text:p>
          </table:table-cell>
          <table:table-cell table:style-name="Tabla3.A3" office:value-type="string">
            <text:p text:style-name="P49">38.605,22<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UTO REPUESTOS LA GANGA,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PEROZO MOTORS,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C"</text:p>
          </table:table-cell>
          <table:table-cell table:style-name="Tabla1.A2" office:value-type="string">
            <text:p text:style-name="P42">THAPON CAR SHOP,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PEROZO MOTORS, C.A., cumple con las especificaciones técnicas establecidas en las invitaciones, ofreciendo calidad de servicio, tiempo de respuesta inmediato y ofreciendo condiciones pago que se ajustan a nuestra solicitud. Que los recaudos exigidos para la calificación legal aún y cuando no tienen puntuación, fueron presentados a cabalidad. </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 empresa PEROZO MOTORS, C.A, califica como ganadora en el presente procedimiento de selección de contratistas, por el conocimiento como empresa responsable, avalada con dieciocho (18) años de experiencia en el ramo de repuestos y accesorios para autos y camiones marca ford, chevrolet, dodge, jeep y toyota, con muy buena calidad repuestos y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4-2014 de Contratación Pública realizado bajo la modalidad de Consulta de Precio, para la Adquisición de Amortiguadores traseros, delanteros y kit de cadena de tiempo para vehículo grand vitara, amortiguadores delanteros para LUV D MAX, pertenecientes y de uso exclusivo de éste Órgano de Control Fiscal. a la empresa PEROZO MOTORS, C.A, Rif J-30366404-0 por un monto de BOLÍVARES TREINTA Y OCHO MÍL SEISCIENTOS CINCO CON CERO CÉNTIMOS (Bs. 38.605,00) incluyendo el I.V.A., para que suministre los siguientes renglones:<text:line-break/>1.- Kit de cadena de tiempo (UNO)<text:line-break/>2.- Amortiguadores Traseros de la Grand Vitara (UN PAR)<text:line-break/>3.- Amortiguadores delanteros de la Grand Vitara (UN PAR)<text:line-break/>4.- Amortiguadores delanteros de la LUV D MAX (UN PAR)</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